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C0000001C97F27B4F.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201000001BD0000001D2721A546.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 style:family="table">
      <style:table-properties style:width="6.6951in" fo:margin-left="0in" fo:margin-right="-0.0021in" fo:margin-top="0.1181in" fo:margin-bottom="0.1965in" table:align="margins" style:may-break-between-rows="false"/>
    </style:style>
    <style:style style:name="Table42.A" style:family="table-column">
      <style:table-column-properties style:column-width="1.0896in" style:rel-column-width="10665*"/>
    </style:style>
    <style:style style:name="Table42.B" style:family="table-column">
      <style:table-column-properties style:column-width="5.6056in" style:rel-column-width="54870*"/>
    </style:style>
    <style:style style:name="Table4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2.A2" style:family="table-cell">
      <style:table-cell-properties style:vertical-align="middle" fo:background-color="transparent" fo:padding="0.059in" fo:border-left="none" fo:border-right="none" fo:border-top="none"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paragraph-properties loext:contextual-spacing="false"/>
    </style:style>
    <style:style style:name="P5" style:family="paragraph" style:parent-style-name="OOoTextBody">
      <style:paragraph-properties loext:contextual-spacing="false" fo:keep-together="always" fo:orphans="0" fo:widows="0"/>
    </style:style>
    <style:style style:name="P6" style:family="paragraph" style:parent-style-name="OOoTextBody">
      <style:text-properties fo:font-weight="normal"/>
    </style:style>
    <style:style style:name="P7" style:family="paragraph" style:parent-style-name="OOoTextBody">
      <style:text-properties fo:font-weight="normal" style:font-weight-asian="normal" style:font-weight-complex="normal"/>
    </style:style>
    <style:style style:name="P8" style:family="paragraph" style:parent-style-name="OOoTextBody">
      <style:paragraph-properties loext:contextual-spacing="false"/>
      <style:text-properties fo:font-weight="normal" style:font-weight-asian="normal" style:font-weight-complex="normal"/>
    </style:style>
    <style:style style:name="P9" style:family="paragraph" style:parent-style-name="OOoTextBody">
      <style:paragraph-properties>
        <style:tab-stops>
          <style:tab-stop style:position="4.1043in"/>
        </style:tab-stops>
      </style:paragraph-properties>
    </style:style>
    <style:style style:name="P10" style:family="paragraph" style:parent-style-name="OOoTableText">
      <style:paragraph-properties loext:contextual-spacing="false"/>
    </style:style>
    <style:style style:name="P11" style:family="paragraph" style:parent-style-name="OOoTableText">
      <style:paragraph-properties fo:text-align="center" style:justify-single-word="false"/>
    </style:style>
    <style:style style:name="P12" style:family="paragraph" style:parent-style-name="OOoTextBody">
      <style:paragraph-properties loext:contextual-spacing="false" fo:keep-with-next="always"/>
    </style:style>
    <style:style style:name="P13" style:family="paragraph" style:parent-style-name="OOoTextBody">
      <style:paragraph-properties loext:contextual-spacing="false" fo:keep-with-next="auto"/>
    </style:style>
    <style:style style:name="P14" style:family="paragraph" style:parent-style-name="OOoFigureCaption">
      <style:paragraph-properties loext:contextual-spacing="false" fo:margin-top="0in" fo:margin-bottom="0in"/>
    </style:style>
    <style:style style:name="P15" style:family="paragraph" style:parent-style-name="OOoFigureCaption">
      <style:paragraph-properties loext:contextual-spacing="false" fo:margin-top="0in" fo:margin-bottom="0in" fo:text-align="center" style:justify-single-word="false"/>
    </style:style>
    <style:style style:name="P16" style:family="paragraph" style:parent-style-name="OOoFigureCaption" style:master-page-name="">
      <style:paragraph-properties loext:contextual-spacing="false" fo:margin-top="0in" fo:margin-bottom="0in" style:page-number="auto"/>
    </style:style>
    <style:style style:name="P17" style:family="paragraph" style:parent-style-name="OOoTextBody_5f_ListIntro" style:master-page-name="">
      <style:paragraph-properties style:page-number="auto" fo:keep-with-next="always"/>
    </style:style>
    <style:style style:name="P18" style:family="paragraph" style:parent-style-name="OOoFigure" style:master-page-name="">
      <style:paragraph-properties style:page-number="auto"/>
    </style:style>
    <style:style style:name="P19" style:family="paragraph" style:parent-style-name="OOoFigureCaption" style:master-page-name="">
      <style:paragraph-properties fo:text-align="center" style:justify-single-word="false" style:page-number="auto"/>
    </style:style>
    <style:style style:name="P20" style:family="paragraph" style:parent-style-name="OOoTextBody_5f_ListIntro" style:master-page-name="">
      <style:paragraph-properties style:page-number="auto" fo:keep-with-next="auto"/>
    </style:style>
    <style:style style:name="P21" style:family="paragraph" style:parent-style-name="OOoTextBody_5f_ListIntro" style:master-page-name="">
      <style:paragraph-properties fo:keep-together="always" fo:orphans="0" fo:widows="0" style:page-number="auto" fo:keep-with-next="auto"/>
    </style:style>
    <style:style style:name="P22" style:family="paragraph" style:parent-style-name="OOoTextBody" style:master-page-name="">
      <style:paragraph-properties fo:keep-together="auto" fo:orphans="2" fo:widows="2" style:page-number="auto" fo:keep-with-next="auto"/>
    </style:style>
    <style:style style:name="P23" style:family="paragraph" style:parent-style-name="OOoTextBody" style:master-page-name="">
      <style:paragraph-properties fo:keep-together="always" fo:orphans="0" fo:widows="0" style:page-number="auto"/>
    </style:style>
    <style:style style:name="P24" style:family="paragraph" style:parent-style-name="OOoTextBody" style:master-page-name="">
      <style:paragraph-properties fo:keep-together="auto" fo:orphans="2" fo:widows="2" style:page-number="auto"/>
    </style:style>
    <style:style style:name="P25" style:family="paragraph" style:parent-style-name="OOoList_5f_TextBody_5f_L1" style:master-page-name="">
      <style:paragraph-properties loext:contextual-spacing="false" fo:margin-top="0in" fo:margin-bottom="0.1181in" style:page-number="auto"/>
    </style:style>
    <style:style style:name="P26" style:family="paragraph" style:parent-style-name="Table_20_Contents">
      <style:paragraph-properties fo:text-align="start" style:justify-single-word="false"/>
      <style:text-properties fo:font-size="14pt"/>
    </style:style>
    <style:style style:name="P27" style:family="paragraph" style:parent-style-name="OOoDefinition">
      <style:paragraph-properties loext:contextual-spacing="false" fo:margin-top="0in" fo:margin-bottom="0.0429in"/>
    </style:style>
    <style:style style:name="P28" style:family="paragraph" style:parent-style-name="OOoDefinition" style:master-page-name="">
      <style:paragraph-properties fo:margin-left="0.252in" fo:margin-right="-0.0783in" fo:text-indent="0in" style:auto-text-indent="false" style:page-number="auto"/>
    </style:style>
    <style:style style:name="P29" style:family="paragraph" style:parent-style-name="OOoFigure">
      <style:text-properties fo:font-weight="normal" style:font-weight-asian="normal" style:font-weight-complex="normal"/>
    </style:style>
    <style:style style:name="P30" style:family="paragraph" style:parent-style-name="OOoFigure">
      <style:text-properties fo:font-weight="normal" style:font-weight-complex="normal"/>
    </style:style>
    <style:style style:name="P31" style:family="paragraph" style:parent-style-name="OOoFigure">
      <style:paragraph-properties style:shadow="none"/>
    </style:style>
    <style:style style:name="P32" style:family="paragraph" style:parent-style-name="OOoFigure">
      <style:paragraph-properties loext:contextual-spacing="false" fo:margin-top="0in" fo:margin-bottom="0.0827in">
        <style:tab-stops/>
      </style:paragraph-properties>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top="0.0429in" fo:margin-bottom="0.0827in" style:page-number="auto"/>
    </style:style>
    <style:style style:name="P35"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6" style:family="paragraph" style:parent-style-name="OOoFigure" style:master-page-name="">
      <style:paragraph-properties fo:margin-left="0in" fo:margin-right="0in" fo:text-indent="0in" style:auto-text-indent="false" style:page-number="auto"/>
    </style:style>
    <style:style style:name="P37" style:family="paragraph" style:parent-style-name="OOoFigureCaption" style:master-page-name="">
      <style:paragraph-properties fo:margin-left="0in" fo:margin-right="0in" fo:text-indent="0in" style:auto-text-indent="false" style:page-number="auto"/>
      <style:text-properties fo:font-style="italic"/>
    </style:style>
    <style:style style:name="P38"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9"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40" style:family="paragraph" style:parent-style-name="OOoFigureCaption">
      <style:paragraph-properties fo:margin-left="0in" fo:margin-right="0in" fo:text-indent="0in" style:auto-text-indent="false"/>
      <style:text-properties fo:font-style="italic"/>
    </style:style>
    <style:style style:name="P41" style:family="paragraph" style:parent-style-name="OOoTextBody">
      <style:paragraph-properties fo:margin-left="0in" fo:margin-right="0in" fo:text-indent="0in" style:auto-text-indent="false"/>
    </style:style>
    <style:style style:name="P42" style:family="paragraph" style:parent-style-name="Standard">
      <style:paragraph-properties fo:margin-left="0in" fo:margin-right="0in" fo:text-align="end" style:justify-single-word="false" fo:text-indent="0in" style:auto-text-indent="false"/>
    </style:style>
    <style:style style:name="P43" style:family="paragraph" style:parent-style-name="OOoFigure">
      <style:paragraph-properties loext:contextual-spacing="false" fo:margin-top="0.0827in" fo:margin-bottom="0.161in"/>
    </style:style>
    <style:style style:name="P44" style:family="paragraph" style:parent-style-name="OOoFigureCaption">
      <style:paragraph-properties fo:text-align="start" style:justify-single-word="false"/>
    </style:style>
    <style:style style:name="P45" style:family="paragraph" style:parent-style-name="OOoFigureCaption">
      <style:paragraph-properties fo:text-align="center" style:justify-single-word="false"/>
    </style:style>
    <style:style style:name="P46" style:family="paragraph" style:parent-style-name="OOoFigureCaption">
      <style:paragraph-properties loext:contextual-spacing="false" fo:margin-top="0.0398in" fo:margin-bottom="0in"/>
    </style:style>
    <style:style style:name="P47" style:family="paragraph" style:parent-style-name="OOoFigureCaption">
      <style:paragraph-properties loext:contextual-spacing="false" fo:margin-top="0.0783in" fo:margin-bottom="0.0984in">
        <style:tab-stops/>
      </style:paragraph-properties>
    </style:style>
    <style:style style:name="P48" style:family="paragraph" style:parent-style-name="OOoTextBody">
      <style:paragraph-properties fo:margin-left="0.5043in" fo:margin-right="0in" fo:text-indent="-0.252in" style:auto-text-indent="false">
        <style:tab-stops/>
      </style:paragraph-properties>
    </style:style>
    <style:style style:name="P49" style:family="paragraph" style:parent-style-name="OOoTextBody" style:master-page-name="">
      <style:paragraph-properties loext:contextual-spacing="false" fo:margin-top="0in" fo:margin-bottom="0.122in" style:page-number="auto" fo:keep-with-next="always"/>
    </style:style>
    <style:style style:name="P50" style:family="paragraph" style:parent-style-name="OOoNum_20_123_20_Cont." style:list-style-name="OOoNum_20_123"/>
    <style:style style:name="P51" style:family="paragraph" style:parent-style-name="OOoNum_20_123_20_Cont." style:list-style-name="OOoNum_20_123">
      <style:paragraph-properties loext:contextual-spacing="false"/>
    </style:style>
    <style:style style:name="P52" style:family="paragraph" style:parent-style-name="OOoNum_20_123_20_Cont.">
      <style:paragraph-properties loext:contextual-spacing="false"/>
    </style:style>
    <style:style style:name="P53" style:family="paragraph" style:parent-style-name="OOoNum_20_123_20_Start" style:list-style-name="OOoNum_20_123"/>
    <style:style style:name="P54" style:family="paragraph" style:parent-style-name="OOoNum_20_123_20_Start">
      <style:paragraph-properties loext:contextual-spacing="false"/>
    </style:style>
    <style:style style:name="P55" style:family="paragraph" style:parent-style-name="OOoNum_20_123_20_Start" style:master-page-name="">
      <style:paragraph-properties style:page-number="auto" fo:keep-with-next="always"/>
    </style:style>
    <style:style style:name="P56" style:family="paragraph" style:parent-style-name="OOoNum_20_123_20_End" style:list-style-name="OOoNum_20_123"/>
    <style:style style:name="P57" style:family="paragraph" style:parent-style-name="OOoNum_20_123_20_End" style:list-style-name="OOoNum_20_123">
      <style:paragraph-properties loext:contextual-spacing="false"/>
    </style:style>
    <style:style style:name="P58" style:family="paragraph" style:parent-style-name="OOoNum_20_123_20_End">
      <style:paragraph-properties loext:contextual-spacing="false"/>
    </style:style>
    <style:style style:name="P59" style:family="paragraph" style:parent-style-name="OOoHeading_20_2">
      <style:paragraph-properties loext:contextual-spacing="false" fo:margin-top="0.1929in" fo:margin-bottom="0.2008in"/>
    </style:style>
    <style:style style:name="P60" style:family="paragraph" style:parent-style-name="OOoHeading_20_2" style:list-style-name="" style:master-page-name="">
      <style:paragraph-properties style:page-number="auto" fo:keep-with-next="always"/>
    </style:style>
    <style:style style:name="P61" style:family="paragraph" style:parent-style-name="OOoHeading_20_2" style:master-page-name="">
      <style:paragraph-properties style:page-number="auto"/>
    </style:style>
    <style:style style:name="P62" style:family="paragraph" style:parent-style-name="OOoTextBody" style:list-style-name="L1"/>
    <style:style style:name="P63" style:family="paragraph" style:parent-style-name="OOoList_20_1_20_Cont." style:list-style-name="OOoBullets_20_1"/>
    <style:style style:name="P64" style:family="paragraph" style:parent-style-name="OOoList_20_1_20_Cont." style:list-style-name="OOoBullets_20_1">
      <style:paragraph-properties loext:contextual-spacing="false"/>
    </style:style>
    <style:style style:name="P65" style:family="paragraph" style:parent-style-name="OOoList_20_1_20_Cont." style:master-page-name="">
      <style:paragraph-properties fo:margin-top="0in" fo:margin-bottom="0in" style:page-number="auto"/>
    </style:style>
    <style:style style:name="P66" style:family="paragraph" style:parent-style-name="OOoList_20_1_20_Start" style:list-style-name="OOoBullets_20_1"/>
    <style:style style:name="P67" style:family="paragraph" style:parent-style-name="OOoList_20_1_20_Start" style:list-style-name="OOoBullets_20_1">
      <style:paragraph-properties loext:contextual-spacing="false"/>
    </style:style>
    <style:style style:name="P68" style:family="paragraph" style:parent-style-name="OOoList_20_1_20_Start">
      <style:paragraph-properties loext:contextual-spacing="false"/>
    </style:style>
    <style:style style:name="P69" style:family="paragraph" style:parent-style-name="OOoList_20_1_20_Start" style:master-page-name="">
      <style:paragraph-properties style:page-number="auto" fo:keep-with-next="always"/>
    </style:style>
    <style:style style:name="P70" style:family="paragraph" style:parent-style-name="OOoList_20_1_20_End">
      <style:paragraph-properties fo:margin-left="0.5in" fo:margin-right="0in" fo:text-indent="-0.2598in" style:auto-text-indent="false"/>
    </style:style>
    <style:style style:name="P71" style:family="paragraph" style:parent-style-name="OOoHeading_20_0" style:master-page-name="OOoPageStyle">
      <style:paragraph-properties style:page-number="auto"/>
    </style:style>
    <style:style style:name="P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3" style:family="paragraph">
      <style:paragraph-properties fo:text-align="center"/>
    </style:style>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font-style-asian="italic" style:font-style-complex="italic"/>
    </style:style>
    <style:style style:name="T17" style:family="text">
      <style:text-properties style:use-window-font-color="true" loext:opacity="0%"/>
    </style:style>
    <style:style style:name="T18" style:family="text">
      <style:text-properties style:font-name="Wingdings" fo:font-style="normal" style:font-style-asian="normal" style:font-style-complex="normal"/>
    </style:style>
    <style:style style:name="T19" style:family="text">
      <style:text-properties fo:color="#000000" fo:font-weight="bold" style:font-weight-asian="bold" style:font-weight-complex="bold" loext:opacity="100%"/>
    </style:style>
    <style:style style:name="T20" style:family="text">
      <style:text-properties fo:font-size="10pt" style:font-size-asian="10pt" style:font-size-complex="10pt"/>
    </style:style>
    <style:style style:name="T21" style:family="text">
      <style:text-properties style:font-name="DejaVu Serif1" fo:font-size="11pt" fo:language="en" fo:country="US" fo:font-weight="bold" style:letter-kerning="true" style:font-size-asian="11pt"/>
    </style:style>
    <style:style style:name="T22" style:family="text">
      <style:text-properties style:font-name="DejaVu Serif1" fo:font-size="11pt" fo:language="en" fo:country="US" fo:font-weight="bold" style:letter-kerning="true" style:font-size-asian="11pt" style:font-weight-asian="normal" style:font-weight-complex="normal"/>
    </style:style>
    <style:style style:name="T23" style:family="text">
      <style:text-properties style:font-name="DejaVu Serif1" fo:font-size="11pt" fo:language="en" fo:country="US" fo:font-weight="bold" style:letter-kerning="true" style:font-size-asian="11pt" style:font-weight-asian="bold" style:font-weight-complex="bold"/>
    </style:style>
    <style:style style:name="T2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8"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9" style:family="graphic" style:parent-style-name="Frame">
      <style:graphic-properties style:wrap="none" style:vertical-pos="from-top" style:horizontal-pos="center" style:horizontal-rel="paragraph" fo:padding="0in" fo:border="non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8" style:family="graphic" style:parent-style-name="Graphics">
      <style:graphic-properties style:vertical-pos="from-top" style:horizontal-pos="center" style:horizontal-rel="paragraph" fo:padding="0in" fo:border="0.0035in solid #000000" style:shadow="none" style:mirror="none" fo:clip="rect(0.0161in, 0in, 0.0311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loext:allow-overlap="true" svg:stroke-width="0.0398in" svg:stroke-color="#80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4197832" text:id="ct184197832">
          <text:insertion>
            <office:change-info>
              <dc:creator>Keith McKenna</dc:creator>
              <dc:date>2022-06-15T21:48:00</dc:date>
            </office:change-info>
          </text:insertion>
        </text:changed-region>
        <text:changed-region xml:id="ct182838080" text:id="ct182838080">
          <text:insertion>
            <office:change-info>
              <dc:creator>Keith McKenna</dc:creator>
              <dc:date>2022-06-15T21:50:00</dc:date>
            </office:change-info>
          </text:insertion>
        </text:changed-region>
        <text:changed-region xml:id="ct184197624" text:id="ct184197624">
          <text:deletion>
            <office:change-info>
              <dc:creator>Keith McKenna</dc:creator>
              <dc:date>2022-06-15T21:48:00</dc:date>
            </office:change-info>
            <text:p text:style-name="OOoDefinition">choose</text:p>
          </text:deletion>
        </text:changed-region>
        <text:changed-region xml:id="ct326770640" text:id="ct326770640">
          <text:insertion>
            <office:change-info>
              <dc:creator>Keith McKenna</dc:creator>
              <dc:date>2022-06-15T22:03:00</dc:date>
            </office:change-info>
          </text:insertion>
        </text:changed-region>
        <text:changed-region xml:id="ct326771472" text:id="ct326771472">
          <text:deletion>
            <office:change-info>
              <dc:creator>Keith McKenna</dc:creator>
              <dc:date>2022-06-15T22:03:00</dc:date>
            </office:change-info>
            <text:p text:style-name="OOoTextBody">problems</text:p>
          </text:deletion>
        </text:changed-region>
        <text:changed-region xml:id="ct326770328" text:id="ct326770328">
          <text:insertion>
            <office:change-info>
              <dc:creator>Keith McKenna</dc:creator>
              <dc:date>2022-06-15T22:05:00</dc:date>
            </office:change-info>
          </text:insertion>
        </text:changed-region>
        <text:changed-region xml:id="ct326790920" text:id="ct326790920">
          <text:insertion>
            <office:change-info>
              <dc:creator>Keith McKenna</dc:creator>
              <dc:date>2022-06-15T22:15:00</dc:date>
            </office:change-info>
          </text:insertion>
        </text:changed-region>
        <text:changed-region xml:id="ct326790816" text:id="ct326790816">
          <text:deletion>
            <office:change-info>
              <dc:creator>Keith McKenna</dc:creator>
              <dc:date>2022-06-15T22:15:00</dc:date>
            </office:change-info>
            <text:p text:style-name="OOoTextBody">c</text:p>
          </text:deletion>
        </text:changed-region>
        <text:changed-region xml:id="ct326773760" text:id="ct326773760">
          <text:insertion>
            <office:change-info>
              <dc:creator>Keith McKenna</dc:creator>
              <dc:date>2022-06-15T22:15:00</dc:date>
            </office:change-info>
          </text:insertion>
        </text:changed-region>
        <text:changed-region xml:id="ct326776464" text:id="ct326776464">
          <text:deletion>
            <office:change-info>
              <dc:creator>Keith McKenna</dc:creator>
              <dc:date>2022-06-15T22:15:00</dc:date>
            </office:change-info>
            <text:p text:style-name="OOoTextBody">hoos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176789400" text:key1="Writer"/>features<text:alphabetical-index-mark text:string-value="Writer" text:key1="features"/><text:alphabetical-index-mark-end text:id="IMark176789400"/><text:alphabetical-index-mark text:string-value="workspace" text:key1="Writer"/>:</text:p>
      <text:list xml:id="list4109117730501554405"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rame27" text:anchor-type="as-char" svg:width="6.1161in" draw:z-index="15"><draw:text-box fo:min-height="3.5374in"><text:p text:style-name="OOoFigureCaption"><draw:frame draw:style-name="fr10" draw:name="graphics39" text:anchor-type="as-char" svg:width="6.1161in" svg:height="3.3311in" draw:z-index="16"><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176789592" text:key1="Writer"/>status bar<text:alphabetical-index-mark-end text:id="IMark176789592"/> provides information about the document and convenient ways to quickly change some document features.</text:p>
      <text:p text:style-name="OOoFigure"><draw:frame draw:style-name="fr2" draw:name="Frame28" text:anchor-type="as-char" svg:width="5.2783in" draw:z-index="17"><draw:text-box fo:min-height="1.2102in"><text:p text:style-name="OOoFigureCaption"><draw:frame draw:style-name="fr11" draw:name="graphics40" text:anchor-type="as-char" svg:width="5.2953in" svg:height="0.9528in" draw:z-index="18"><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7">Shows the current page number, the sequence number of the current page (if different), and the total number of pages in the document. For example, if you restarted page numbering at 1 on the third page, its page number is 1 and its sequence number is 3.</text:p>
      <text:p text:style-name="P27">If any bookmarks have been defined in the document, a right-click on this field pops up a list of bookmarks; click on the required one.</text:p>
      <text:p text:style-name="P27">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7">Shows the style of the current page. To change the page style, right-click on this field. A list of page styles pops up; choose a different style by clicking on it.</text:p>
      <text:p text:style-name="P27">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text:change-start text:change-id="ct184197832"/>select<text:change-end text:change-id="ct184197832"/><text:change-start text:change-id="ct182838080"/><office:annotation><dc:creator>Keith McKenna</dc:creator><dc:date>2022-06-15T21:50:13.67</dc:date><text:p text:style-name="P72"><text:span text:style-name="T24">Use synonyms to avoid overused words</text:span></text:p></office:annotation><text:change-end text:change-id="ct182838080"/><text:change text:change-id="ct184197624"/> <text:span text:style-name="OOoMenuPath">More…</text:span> to open the Character dialog.</text:p>
      <text:p text:style-name="OOoDefinitionTerm">Insert mode</text:p>
      <text:p text:style-name="P27">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rame31" text:anchor-type="as-char" svg:width="5.6181in" draw:z-index="23"><draw:text-box fo:min-height="1.2366in"><text:p text:style-name="OOoFigureCaption"><draw:frame draw:style-name="fr12" draw:name="graphics41" text:anchor-type="paragraph" svg:x="0in" svg:y="0in" svg:width="5.6181in" svg:height="1.0398in" draw:z-index="24"><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3" draw:name="graphics43" text:anchor-type="as-char" svg:y="-0.2465in" svg:width="0.2756in" svg:height="0.2283in" draw:z-index="25"><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8">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rame32" text:anchor-type="as-char" svg:width="4.9217in" draw:z-index="26"><draw:text-box fo:min-height="3.4339in"><text:p text:style-name="OOoFigureCaption"><draw:frame draw:style-name="fr14" draw:name="graphics44" text:anchor-type="paragraph" svg:x="0.0016in" svg:y="0.0008in" svg:width="4.9217in" svg:height="3.4016in" draw:z-index="27"><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10" draw:name="graphics45" text:anchor-type="as-char" svg:width="2.2736in" svg:height="0.2957in" draw:z-index="28"><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7">When in Print Layout, you can use both the <text:alphabetical-index-mark text:string-value="zoom"/>Zoom slider and the View Layout icons on the status bar. In Web Layout, you can use the Zoom slider.</text:p>
      <text:p text:style-name="P8">You can also choose <text:span text:style-name="OOoMenuPath">View </text:span><text:span text:style-name="OOoMenuPath"><text:span text:style-name="T21">&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rame33" text:anchor-type="as-char" svg:width="5.3799in" draw:z-index="29"><draw:text-box fo:min-height="2.802in"><text:p text:style-name="OOoFigureCaption"><draw:frame draw:style-name="fr11" draw:name="graphics48" text:anchor-type="as-char" svg:width="5.3799in" svg:height="2.5799in" draw:z-index="30"><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176790072"/><text:alphabetical-index-mark-start text:id="IMark176789784" text:key1="Writer"/>Navigation toolbar<text:alphabetical-index-mark-end text:id="IMark176789784"/><text:alphabetical-index-mark-end text:id="IMark176790072"/> by clicking on the small Navigation icon near the lower right-hand corner of the window below the vertical scroll bar, as shown in <text:sequence-ref text:reference-format="category-and-value" text:ref-name="refFigure5">Figure 6</text:sequence-ref>.</text:p>
      <text:p text:style-name="P29"><draw:frame draw:style-name="fr3" draw:name="Frame34" text:anchor-type="as-char" svg:width="3.5244in" draw:z-index="33"><draw:text-box fo:min-height="1.8016in"><text:p text:style-name="OOoFigureCaption"><draw:frame draw:style-name="fr15" draw:name="graphics49" text:anchor-type="as-char" svg:width="3.5244in" svg:height="1.4929in" draw:z-index="35"><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833160460"/><text:alphabetical-index-mark-start text:id="IMark789069200" text:key1="Writer"/>Navigation icons<text:alphabetical-index-mark-end text:id="IMark789069200"/><text:alphabetical-index-mark-end text:id="IMark833160460"/></text:p></draw:text-box></draw:frame></text:p>
      <text:p text:style-name="P7">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0"><draw:frame draw:style-name="fr2" draw:name="Frame40" text:anchor-type="as-char" svg:width="2.7201in" draw:z-index="36"><draw:text-box fo:min-height="1.4311in"><text:p text:style-name="OOoFigureCaption"><draw:frame draw:style-name="fr16" draw:name="graphics50" text:anchor-type="paragraph" svg:x="0.0016in" svg:y="0.0008in" svg:width="2.7189in" svg:height="1.1665in" draw:z-index="37"><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oft-page-break/><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1">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7557749904455944193" text:style-name="OOoNum_20_123">
        <text:list-item text:start-value="1">
          <text:p text:style-name="P53"><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6">Then choose <text:span text:style-name="OOoMenuPath">File </text:span><text:span text:style-name="OOoMenuPath"><text:span text:style-name="T21">&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1"><draw:frame draw:style-name="fr17" draw:name="graphics22" text:anchor-type="as-char" svg:y="-0.2634in" svg:width="0.4307in" svg:height="0.398in" draw:z-index="38"><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1"><draw:frame draw:style-name="fr4" draw:name="Frame35" text:anchor-type="as-char" svg:y="-3.5228in" svg:width="5.5091in" draw:z-index="0"><draw:text-box fo:min-height="4.0945in"><text:p text:style-name="OOoFigureCaption"><draw:frame draw:style-name="fr10" draw:name="graphics52" text:anchor-type="as-char" svg:width="5.5091in" svg:height="3.8417in" draw:z-index="39"><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oft-page-break/><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A1" office:value-type="string">
            <text:p text:style-name="P10">To have Apache OpenOffice save documents by default in the Microsoft Word file format, go to Tools <text:span text:style-name="OOoMenuPath"><text:span text:style-name="T21">&gt;</text:span></text:span> Options <text:span text:style-name="OOoMenuPath"><text:span text:style-name="T21">&gt;</text:span></text:span> Load/Save.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176789544" text:key1="selecting"/>nonconsecutive items<text:alphabetical-index-mark-end text:id="IMark176789544"/> (as shown in <text:sequence-ref text:reference-format="category-and-value" text:ref-name="refFigure8">Figure 9</text:sequence-ref>) using the mouse:</text:p>
      <text:list xml:id="list42550353" text:continue-list="list7557749904455944193"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ontrol</text:span></text:span> key and use the mouse to select the next piece of text.</text:p>
        </text:list-item>
        <text:list-item>
          <text:p text:style-name="OOoNum_20_123_20_End">Repeat as often as needed.</text:p>
        </text:list-item>
      </text:list>
      <text:p text:style-name="P6">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rame36" text:anchor-type="as-char" svg:width="5.5701in" draw:z-index="40"><draw:text-box fo:min-height="2.9091in"><text:p text:style-name="OOoFigureCaption"><draw:frame draw:style-name="fr18" draw:name="graphics53" text:anchor-type="as-char" svg:width="5.5701in" svg:height="2.6902in" draw:z-index="41"><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42569330" text:continue-list="list42550353"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oft-page-break/><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176788392" text:key1="selecting"/>Vertical Block of Text<text:alphabetical-index-mark-end text:id="IMark176788392"/></text:h>
      <text:p text:style-name="P4">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1">&gt;</text:span></text:span><text:span text:style-name="OOoMenuPath"> Selection Mode </text:span><text:span text:style-name="OOoMenuPath"><text:span text:style-name="T21">&gt;</text:span></text:span><text:span text:style-name="OOoMenuPath"> Block Area</text:span>, or click several times in the status bar on STD until it changes to BLK.</text:p>
      <text:p text:style-name="P32"><draw:ellipse text:anchor-type="paragraph" draw:z-index="2" draw:name="Shape1" draw:style-name="gr1" draw:text-style-name="P73" svg:width="0.4748in" svg:height="0.3197in" svg:x="4.761in" svg:y="0in"><text:p/></draw:ellipse><draw:frame draw:style-name="fr15" draw:name="graphics54" text:anchor-type="as-char" svg:width="4.9217in" svg:height="0.3201in" draw:z-index="44"><draw:image xlink:href="Pictures/10000201000001BD0000001D2721A546.png" xlink:type="simple" xlink:show="embed" xlink:actuate="onLoad"/></draw:frame></text:p>
      <text:p text:style-name="OOoTextBody">Now highlight the selection, using the mouse or keyboard, as shown below.</text:p>
      <text:p text:style-name="P34"><draw:frame draw:style-name="fr6" draw:name="Frame37" text:anchor-type="as-char" svg:width="3.0799in" draw:z-index="45"><draw:text-box fo:min-height="0.9957in"><text:p text:style-name="OOoFigureCaption"><draw:frame draw:style-name="fr19" draw:name="graphics55" text:anchor-type="as-char" svg:width="2.85in" svg:height="0.7598in" draw:z-index="46"><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You can also copy text from other sources such as Web pages and paste it into a Writer document.</text:p>
      <text:p text:style-name="OOoTextBody">To <text:span text:style-name="OOoEmphasis">move</text:span> (<text:alphabetical-index-mark-start text:id="IMark176788392"/>cut and paste<text:alphabetical-index-mark-end text:id="IMark176788392"/>)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67">Choose <text:span text:style-name="OOoMenuPath"><text:span text:style-name="T1">Edit </text:span></text:span><text:span text:style-name="OOoMenuPath"><text:span text:style-name="T22">&gt;</text:span></text:span><text:span text:style-name="OOoMenuPath"><text:span text:style-name="T1"> Paste Special</text:span></text:span>, or</text:p>
        </text:list-item>
      </text:list>
      <text:list xml:id="list42570921" text:continue-list="list4109117730501554405"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draw:frame draw:style-name="fr7" draw:name="Frame38" text:anchor-type="paragraph" svg:width="2.7654in" draw:z-index="4"><draw:text-box fo:min-height="1.3165in"><text:p text:style-name="OOoFigureCaption"><draw:frame draw:style-name="fr15" draw:name="graphics56" text:anchor-type="as-char" svg:width="2.7654in" svg:height="1.4118in" draw:z-index="47"><draw:image xlink:href="Pictures/100000000000015100000094CA29AF97.png" xlink:type="simple" xlink:show="embed" xlink:actuate="onLoad"/></draw:frame></text:p><text:p text:style-name="OOoFigureCaption">Figure <text:sequence text:ref-name="refFigure10" text:name="Figure" text:formula="ooow:Figure+1" style:num-format="1">11</text:sequence>: Paste Special menu</text:p></draw:text-box></draw:frame><text:soft-page-break/></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6">Find and replace words and phrases</text:p>
        </text:list-item>
        <text:list-item>
          <text:p text:style-name="P63">Use <text:alphabetical-index-mark-start text:id="IMark176788872"/>wildcards<text:alphabetical-index-mark-end text:id="IMark176788872"/> and <text:alphabetical-index-mark-start text:id="IMark176790072"/>regular expressions<text:alphabetical-index-mark-end text:id="IMark176790072"/> to fine-tune a search</text:p>
        </text:list-item>
      </text:list>
      <text:list xml:id="list42550636" text:continue-list="list42570921"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0" draw:name="graphics80" text:anchor-type="paragraph" svg:x="5.0783in" svg:y="0.0472in" svg:width="1.5752in" svg:height="0.5665in" draw:z-index="3"><draw:image xlink:href="Pictures/10000000000000A90000003DF41305D5.png" xlink:type="simple" xlink:show="embed" xlink:actuate="onLoad"/></draw:frame>Using the Find Toolbar</text:h>
      <text:p text:style-name="P4">If the Find toolbar is not visible, you can display it using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4">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1">&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29"><text:soft-page-break/><draw:frame draw:style-name="fr3" draw:name="Frame39" text:anchor-type="as-char" svg:width="4.8701in" draw:z-index="5"><draw:text-box fo:min-height="5.1701in"><text:p text:style-name="OOoFigureCaption"><draw:frame draw:style-name="fr15" draw:name="graphics57" text:anchor-type="as-char" svg:width="4.8701in" svg:height="4.8953in" draw:z-index="48"><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42554969" text:continue-list="list42569330" text:style-name="OOoNum_20_123">
        <text:list-item text:start-value="1">
          <text:p text:style-name="P5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ext:soft-page-break/>
        <table:table-row>
          <table:table-cell table:style-name="Table22.A1" office:value-type="string">
            <text:p text:style-name="OOoTip_2f_Note_2f_Caution">Caution</text:p>
            <text:p text:style-name="P11"><draw:frame draw:style-name="fr17" draw:name="graphics58" text:anchor-type="as-char" svg:y="-0.2634in" svg:width="0.4307in" svg:height="0.398in" draw:z-index="51"><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Inserting Special Characters</text:h>
      <text:p text:style-name="OOoTextBody_5f_ListIntro">A <text:span text:style-name="OOoEmphasis">special character</text:span> is one not found on a standard English keyboard. For example, © ¾ æ ç ñ ö ø ¢ are all <text:alphabetical-index-mark-start text:id="IMark176788872"/>special characters<text:alphabetical-index-mark-end text:id="IMark176788872"/>. To insert a special character:</text:p>
      <text:list xml:id="list1570031686" text:style-name="OOoNum_20_123">
        <text:list-item text:start-value="1">
          <text:p text:style-name="P55">Place the cursor <text:span text:style-name="T5">where you want the character to appear.</text:span></text:p>
        </text:list-item>
        <text:list-item>
          <text:p text:style-name="P51">Choose <text:span text:style-name="OOoMenuPath">Insert </text:span><text:span text:style-name="OOoMenuPath"><text:span text:style-name="T21">&gt;</text:span></text:span><text:span text:style-name="OOoMenuPath"> Special Character</text:span> to <text:span text:style-name="T5">open the Special Characters dialog.</text:span></text:p>
        </text:list-item>
        <text:list-item>
          <text:p text:style-name="P56"><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rame43" text:anchor-type="as-char" svg:width="5.7181in" draw:z-index="49"><draw:text-box fo:min-height="2.9256in"><text:p text:style-name="OOoFigureCaption"><draw:frame draw:style-name="fr15" draw:name="graphics59" text:anchor-type="as-char" svg:width="5.5957in" svg:height="2.6882in" draw:z-index="50"><draw:image xlink:href="Pictures/100000000000024900000119B0CDDEC2.png" xlink:type="simple" xlink:show="embed" xlink:actuate="onLoad"/></draw:frame></text:p><text:p text:style-name="P14">Figure <text:sequence text:ref-name="refFigure12" text:name="Figure" text:formula="ooow:Figure+1" style:num-format="1">13</text:sequence>: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after the first word to insert a non-breaking space</text:span></text:span>.</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76788872"/>non-breaking hyphen<text:alphabetical-index-mark-end text:id="IMark176788872"/>.</text:p>
      <text:p text:style-name="P4">To enter en and em <text:alphabetical-index-mark-start text:id="IMark176788872"/>dashes<text:alphabetical-index-mark-end text:id="IMark176788872"/>, you can use the <text:span text:style-name="OOoEmphasis">Replace dashes</text:span> option on the Options tab under <text:span text:style-name="OOoMenuPath">Tools </text:span><text:span text:style-name="OOoMenuPath"><text:span text:style-name="T21">&gt;</text:span></text:span><text:span text:style-name="OOoMenuPath"> AutoCorrect Options</text:span>. This option replaces two hyphens, under certain conditions, with the corresponding dash.</text:p>
      <text:p text:style-name="P48">–<text:tab/>is an <text:alphabetical-index-mark text:string-value="en-dash and em-dash"/>en-dash; that is, a dash the width of the letter “n” in the font you are using. Type at least one character, a space, one or two hyphens, another space, <text:soft-page-break/>and at least one more letter, then a space. The one or two hyphens will be replaced by an en-dash.</text:p>
      <text:p text:style-name="P48">—<text:tab/>is an em-dash; that is, a dash the width of the letter “m” in the font you are using. Type at least one character, two hyphens, and at least one more character, then a space. The two hyphens will be replaced by an em-dash.</text:p>
      <text:p text:style-name="OOoTextBody">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3">The horizontal ruler shows both the default <text:alphabetical-index-mark-start text:id="IMark176788872"/>tab stops<text:alphabetical-index-mark-end text:id="IMark17678887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text:change-start text:change-id="ct326770640"/>issues<text:change-end text:change-id="ct326770640"/><text:change text:change-id="ct326771472"/><text:change-start text:change-id="ct326770328"/><office:annotation><dc:creator>Keith McKenna</dc:creator><dc:date>2022-06-15T22:05:14.54</dc:date><text:p text:style-name="P72"><text:span text:style-name="T24">Duplicate word in the same paragraph</text:span></text:p></office:annotation><text:change-end text:change-id="ct326770328"/>. Instead of using the defaults, define your own tab settings, as described in this section.</text:p>
      <text:p text:style-name="P9">To define <text:alphabetical-index-mark-start text:id="IMark176788872"/>indents<text:alphabetical-index-mark-end text:id="IMark176788872"/> and tab settings for one or more selected paragraphs, double-click on a part of the ruler that is not between the left and right indent icons to open the <text:span text:style-name="OOoEmphasis"><text:span text:style-name="T16">Indents &amp; Spacing</text:span></text:span> page of the Paragraph dialog. Double-click anywhere between the left and right indent icons on the ruler to open the <text:span text:style-name="OOoEmphasis">Tabs</text:span> page of the Paragraph dialog.</text:p>
      <text:p text:style-name="P9">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P59"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4">To set the measurement unit and the spacing of default tab stop intervals, go to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General</text:span>.</text:p>
      <text:p text:style-name="P35"><draw:frame draw:style-name="fr3" draw:name="Frame271" text:anchor-type="as-char" svg:width="4.6008in" draw:z-index="53"><draw:text-box fo:min-height="1.2661in"><text:p text:style-name="P44"><draw:frame draw:style-name="fr10" draw:name="graphics261" text:anchor-type="as-char" svg:width="4.6008in" svg:height="1.0307in" draw:z-index="54"><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text:soft-page-break/>You can also set or change the <text:alphabetical-index-mark-start text:id="IMark176788776"/>measurement unit<text:alphabetical-index-mark-end text:id="IMark176788776"/> for rulers in the current document by right-clicking on the ruler to open a list of units. Click on one of them to change the ruler to that unit. The selected setting applies only to that ruler.</text:p>
      <text:p text:style-name="OOoFigure"><draw:frame draw:style-name="fr3" draw:name="Frame44" text:anchor-type="as-char" svg:width="3.8181in" draw:z-index="56"><draw:text-box fo:min-height="1.5909in"><text:p text:style-name="P45"><draw:frame draw:style-name="fr21" draw:name="graphics60" text:anchor-type="as-char" svg:width="1.3543in" svg:height="1.311in" draw:z-index="58"><draw:image xlink:href="Pictures/1000000000000082000000860A111EB1.png" xlink:type="simple" xlink:show="embed" xlink:actuate="onLoad"/></draw:frame></text:p><text:p text:style-name="P45">Figure <text:sequence text:ref-name="refFigure14" text:name="Figure" text:formula="ooow:Figure+1" style:num-format="1">15</text:sequence>: Changing the measurement unit for a ruler</text:p></draw:text-box></draw:frame></text:p>
      <text:h text:style-name="OOoHeading_20_2" text:outline-level="3">Checking Spelling and Grammar</text:h>
      <text:p text:style-name="P49">Writer provides a <text:alphabetical-index-mark-start text:id="IMark176788776"/>spelling checker<text:alphabetical-index-mark-end text:id="IMark176788776"/>,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6"><draw:frame draw:style-name="fr22" draw:name="graphics61" text:anchor-type="as-char" svg:width="0.2709in" svg:height="0.2709in" draw:z-index="59"><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6"><draw:frame draw:style-name="fr23" draw:name="graphics62" text:anchor-type="as-char" svg:width="0.2709in" svg:height="0.2709in" draw:z-index="60"><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6">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76788776"/>dictionary<text:alphabetical-index-mark-end text:id="IMark176788776"/> language (for example, Spanish, French, or German) on the Spelling and Grammar dialog.</text:p>
        </text:list-item>
        <text:list-item>
          <text:p text:style-name="P63">You can add a word to the dictionary. Click <text:span text:style-name="OOoMenuPath">Add</text:span> in the Spelling and Grammar dialog and pick the dictionary to add it to.</text:p>
        </text:list-item>
        <text:list-item>
          <text:p text:style-name="P64">Click the <text:span text:style-name="OOoMenuPath">Options</text:span> button on the Spelling and Grammar dialog to open a dialog similar to the on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42545864" text:continue-list="list42550636"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4">Writer does not include a <text:alphabetical-index-mark-start text:id="IMark176788872"/>grammar checker<text:alphabetical-index-mark-end text:id="IMark17678887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1">&gt;</text:span></text:span><text:span text:style-name="OOoMenuPath"> Spelling and Grammar</text:span>. (See Chapter 11 for more about installing extensions.)</text:p>
      <text:list xml:id="list6848797184423651568" text:style-name="L1">
        <text:list-item>
          <text:list>
            <text:list-header>
              <text:p text:style-name="P62">LanguageTool adds a new menu item and sub-menu to the Tools menu, from which you can configure the tool and check or recheck the document.</text:p>
            </text:list-header>
          </text:list>
        </text:list-item>
      </text:list>
      <text:h text:style-name="P60" text:outline-level="3">Using Built-in Language tools</text:h>
      <text:p text:style-name="P20">Writer provides some tools that make your work easier if you mix multiple languages within the same document or if you write documents in various languages.</text:p>
      <text:p text:style-name="P20"><text:soft-page-break/>The main advantage of changing the language is that you can then use the correct dictionaries to check spelling and apply the localized versions of AutoCorrect replacement tables, thesaurus, and hyphenation rules.</text:p>
      <text:p text:style-name="P20">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3">You can set the language for the whole document, for individual paragraphs, or even for individual words and characters, all from <text:span text:style-name="OOoMenuPath">Tools </text:span><text:span text:style-name="OOoMenuPath"><text:span text:style-name="T21">&gt;</text:span></text:span><text:span text:style-name="OOoMenuPath"> Language</text:span> on the menu bar.</text:p>
      <text:p text:style-name="P4">Another way to change the language of a whole document is to u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Languages</text:span>. In the <text:span text:style-name="OOoEmphasis">Default languages for documents</text:span> section of the Options dialog, you can choose a different language for all the text.</text:p>
      <text:p text:style-name="P4">The spelling checker works only for those languages in the list that have the symbol <draw:frame draw:style-name="fr24" draw:name="graphics63" text:anchor-type="as-char" svg:width="0.2756in" svg:height="0.2756in" draw:z-index="61"><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1">&gt;</text:span></text:span><text:span text:style-name="OOoMenuPath"> Languages </text:span><text:span text:style-name="OOoMenuPath"><text:span text:style-name="T21">&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76788872"/>AutoCorrect<text:alphabetical-index-mark-end text:id="IMark176788872"/><text:reference-mark-end text:name="using autocorrect"/></text:h>
      <text:p text:style-name="OOoTextBody">Writer’s AutoCorrect function has a long list of common misspellings and typing errors, which it corrects automatically. For example, “hte” will be changed to “the”.</text:p>
      <text:p text:style-name="P4">Choose <text:span text:style-name="OOoMenuPath">Tools </text:span><text:span text:style-name="OOoMenuPath"><text:span text:style-name="T21">&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4">AutoCorrect is turned on when Writer is installed. To turn it off, uncheck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76789880"/>special characters<text:alphabetical-index-mark-end text:id="IMark176789880"/>. For example, (c) will be autocorrected to ©. You can add your own special characters.</text:p>
          </table:table-cell>
        </table:table-row>
      </table:table>
      <text:h text:style-name="OOoHeading_20_2" text:outline-level="3"><text:soft-page-break/>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4">To turn off Word Completion, select <text:span text:style-name="OOoMenuPath">Tools </text:span><text:span text:style-name="OOoMenuPath"><text:span text:style-name="T21">&gt;</text:span></text:span><text:span text:style-name="OOoMenuPath"> AutoCorrect Options </text:span><text:span text:style-name="OOoMenuPath"><text:span text:style-name="T21">&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9">Add (append) a space automatically after an accepted word</text:p>
        </text:list-item>
      </text:list>
      <text:list xml:id="list42551120" text:continue-list="list42545864"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42551521" text:continue-list="list42554969" text:style-name="OOoNum_20_123">
        <text:list-item text:start-value="1">
          <text:p text:style-name="OOoNum_20_123_20_Start">Type the text into your document.</text:p>
        </text:list-item>
        <text:list-item>
          <text:p text:style-name="OOoNum_20_123_20_Cont.">Select the text.</text:p>
        </text:list-item>
        <text:list-item>
          <text:p text:style-name="P52">Choose <text:span text:style-name="OOoMenuPath">Edit </text:span><text:span text:style-name="OOoMenuPath"><text:span text:style-name="T21">&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text:soft-page-break/>Inserting AutoText</text:h>
      <text:p text:style-name="OOoTextBody">To insert AutoText, type the shortcut and press <text:span text:style-name="OOoKeystroke">F3</text:span>.</text:p>
      <text:h text:style-name="OOoHeading_20_1" text:outline-level="2">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4">You can apply many formats to paragraphs using the buttons on the Formatting toolbar. <text:sequence-ref text:reference-format="category-and-value" text:ref-name="refFigure15">Figure 16</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P43"><draw:frame draw:style-name="fr3" draw:name="Frame45" text:anchor-type="as-char" svg:width="6.0465in" draw:z-index="19"><draw:text-box fo:min-height="2.3035in"><text:p text:style-name="P19"><draw:frame draw:style-name="fr10" draw:name="graphics64" text:anchor-type="as-char" svg:width="5.9055in" svg:height="1.1772in" draw:z-index="2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6">Figure <text:sequence text:ref-name="refFigure15" text:name="Figure" text:formula="ooow:Figure+1" style:num-format="1">16</text:sequence>: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text:soft-page-break/><draw:frame draw:style-name="fr3" draw:name="Frame46" text:anchor-type="as-char" svg:width="6.6661in" draw:z-index="21"><draw:text-box fo:min-height="2.2272in"><text:p text:style-name="OOoFigure"><draw:frame draw:style-name="fr15" draw:name="graphics65" text:anchor-type="as-char" svg:width="6.6661in" svg:height="0.6299in" draw:z-index="22"><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6">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A1" office:value-type="string">
            <text:p text:style-name="P10">To remove manual formatting, select the text and choose <text:span text:style-name="OOoMenuPath">Format </text:span><text:span text:style-name="OOoMenuPath"><text:span text:style-name="T21">&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4">You can set Writer to automatically format parts of a document according to the choices made on the Options page of the AutoCorrect dialog (<text:span text:style-name="OOoMenuPath">Tools </text:span><text:span text:style-name="OOoMenuPath"><text:span text:style-name="T21">&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42570541" text:continue-list="list42551120"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4">To turn auto-formatting on or off, choose <text:span text:style-name="OOoMenuPath">Format </text:span><text:span text:style-name="OOoMenuPath"><text:span text:style-name="T21">&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42558235" text:continue-list="list42570541"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Figure15">Figure 16</text:sequence-ref>):<text:span text:style-name="T17"> s</text:span>elect the paragraphs in the list, and then click the appropriate icon on the toolbar.</text:p>
        </text:list-item>
      </text:list>
      <table:table table:name="Table31" table:style-name="Table31">
        <table:table-column table:style-name="Table31.A"/>
        <table:table-column table:style-name="Table31.B"/>
        <text:soft-page-break/>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4">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1">&gt;</text:span></text:span><text:span text:style-name="OOoMenuPath"> Toolbars </text:span><text:span text:style-name="OOoMenuPath"><text:span text:style-name="T21">&gt;</text:span></text:span><text:span text:style-name="OOoMenuPath"> Bullets and Numbering</text:span> to see the toolbar.</text:p>
      <text:p text:style-name="P4">The appearance of the icons may vary with your operating system and the selection of icon size and style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View</text:span>.</text:p>
      <text:p text:style-name="OOoFigure"><draw:frame draw:style-name="fr3" draw:name="Frame47" text:anchor-type="as-char" svg:width="6.6661in" draw:z-index="6"><draw:text-box fo:min-height="2.5866in"><text:p text:style-name="OOoFigure"><draw:frame draw:style-name="fr10" draw:name="graphics66" text:anchor-type="as-char" svg:width="4.9646in" svg:height="1.1799in" draw:z-index="13"><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7">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0">If numbering or bullets are being applied automatically in a way that you find inappropriate, you can switch them off temporarily by unchecking <text:span text:style-name="OOoMenuPath">Format </text:span><text:span text:style-name="OOoMenuPath"><text:span text:style-name="T21">&gt;</text:span></text:span><text:span text:style-name="OOoMenuPath"> AutoCorrect </text:span><text:span text:style-name="OOoMenuPath"><text:span text:style-name="T21">&gt;</text:span></text:span><text:span text:style-name="OOoMenuPath"> While Typing</text:span>.</text:p>
          </table:table-cell>
        </table:table-row>
      </table:table>
      <text:h text:style-name="OOoHeading_20_2" text:outline-level="3">Hyphenating Words</text:h>
      <text:p text:style-name="OOoTextBody_5f_ListIntro">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draw:frame draw:style-name="fr8" draw:name="Frame56" text:anchor-type="paragraph" svg:x="3.6339in" svg:y="-0.028in" svg:width="3.0398in" draw:z-index="1"><draw:text-box fo:min-height="2.1626in"><text:p text:style-name="OOoFigureCaption"><draw:frame draw:style-name="fr15" draw:name="graphics79" text:anchor-type="as-char" svg:width="3.0398in" svg:height="2.4484in" draw:z-index="62"><draw:image xlink:href="Pictures/100000000000015E0000011AD1F9D505.png" xlink:type="simple" xlink:show="embed" xlink:actuate="onLoad"/></draw:frame></text:p><text:p text:style-name="P38">Figure <text:sequence text:ref-name="refFigure18" text:name="Figure" text:formula="ooow:Figure+1" style:num-format="1">19</text:sequence>: Modifying a style</text:p></draw:text-box></draw:frame>To turn automatic hyphenation of words on or off:</text:p>
      <text:list xml:id="list1656943753" text:style-name="OOoNum_20_123">
        <text:list-item text:start-value="1">
          <text:p text:style-name="P53">Press <text:span text:style-name="OOoKeystroke">F11</text:span> (<text:span text:style-name="T18">z</text:span><text:span text:style-name="T9">+</text:span><text:span text:style-name="T16">T</text:span> on Mac) to open the Styles and Formatting window or go to the Styles deck of the Sidebar.</text:p>
        </text:list-item>
        <text:list-item>
          <text:p text:style-name="P50">On the Paragraph Styles page (Figure <text:sequence-ref text:reference-format="value" text:ref-name="refFigure18">19</text:sequence-ref>), right-click on <text:span text:style-name="OOoStrongEmphasis">Default</text:span> and select <text:span text:style-name="OOoStrongEmphasis">Modify</text:span>.</text:p>
        </text:list-item>
        <text:list-item>
          <text:p text:style-name="P50">On the Paragraph Style dialog (Figure <text:sequence-ref text:reference-format="value" text:ref-name="refFigure19">20</text:sequence-ref>), go to the <text:span text:style-name="OOoStrongEmphasis">Text Flow</text:span> page.</text:p>
        </text:list-item>
        <text:list-item>
          <text:p text:style-name="P56"><text:soft-page-break/>Under Hyphenation, select or deselect the <text:span text:style-name="OOoMenuPath">Automatically</text:span> option. Click <text:span text:style-name="OOoMenuPath">OK</text:span> to save.</text:p>
        </text:list-item>
      </text:list>
      <text:p text:style-name="P18"><draw:frame draw:style-name="fr3" draw:name="Frame48" text:anchor-type="as-char" svg:width="5.7535in" draw:z-index="7"><draw:text-box fo:min-height="1.7937in"><text:p text:style-name="OOoFigureCaption"><draw:frame draw:style-name="fr25" draw:name="graphics34" text:anchor-type="as-char" svg:width="5.75in" svg:height="2.0236in" draw:z-index="8"><draw:image xlink:href="Pictures/1000000000000211000000BFFC15362E.png" xlink:type="simple" xlink:show="embed" xlink:actuate="onLoad"/></draw:frame></text:p><text:p text:style-name="P38">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affected. See Chapter 2 (Styles and Templates) for more about styles based on other styles)</text:p>
          </table:table-cell>
        </table:table-row>
      </table:table>
      <text:p text:style-name="P5">You can also set hyphenation choices through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Language Settings </text:span><text:span text:style-name="OOoMenuPath"><text:span text:style-name="T21">&gt;</text:span></text:span><text:span text:style-name="OOoMenuPath"> Writing Aids</text:span>. In Options, near the bottom of the dialog, scroll down to find the hyphenation settings.</text:p>
      <text:p text:style-name="P36"><draw:frame draw:style-name="fr3" draw:name="Frame49" text:anchor-type="as-char" svg:width="5.4799in" draw:z-index="9"><draw:text-box fo:min-height="1.4409in"><text:p text:style-name="P37"><draw:frame draw:style-name="fr26" draw:name="graphics67" text:anchor-type="as-char" svg:width="5.4366in" svg:height="1.1783in" draw:z-index="10"><draw:image xlink:href="Pictures/10000000000001E20000006683661B30.png" xlink:type="simple" xlink:show="embed" xlink:actuate="onLoad"/></draw:frame></text:p><text:p text:style-name="P40">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6">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7">Writer provides several ways for you to control <text:alphabetical-index-mark-start text:id="IMark176789448"/>page layouts<text:alphabetical-index-mark-end text:id="IMark176789448"/>: page styles, columns, frames, tables, and sections. For more information, see Chapter 4 (Formatting Pages) in the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OOoTip_2f_Note_2f_Caution">Tip</text:p>
          </table:table-cell>
          <table:table-cell table:style-name="Table42.A1" office:value-type="string">
            <text:p text:style-name="P10">Page layout is usually easier if you show text, object, table, and section boundarie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text:span><text:span text:style-name="OOoMenuPath"><text:span text:style-name="T21">&gt;</text:span></text:span><text:span text:style-name="OOoMenuPath"> Appearance</text:span>, and paragraph ends, tabs, breaks, and other items in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These last items will appear when <text:span text:style-name="OOoMenuPath">View </text:span><text:span text:style-name="OOoMenuPath"><text:span text:style-name="T21">&gt;</text:span></text:span><text:span text:style-name="OOoMenuPath"> Nonprinting Characters</text:span> is selected.</text:p>
          </table:table-cell>
        </table:table-row>
        <table:table-row>
          <table:table-cell table:style-name="Table42.A2" office:value-type="string">
            <text:p text:style-name="OOoTip_2f_Note_2f_Caution"/>
          </table:table-cell>
          <table:table-cell table:style-name="Table42.A2" office:value-type="string">
            <text:p text:style-name="OOoTableText"/>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1">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2"><draw:frame draw:style-name="fr10" draw:name="graphics68" text:anchor-type="as-char" svg:width="2.9126in" svg:height="2.5945in" draw:z-index="55"><draw:image xlink:href="Pictures/1000000000000120000000F94325512E.png" xlink:type="simple" xlink:show="embed" xlink:actuate="onLoad"/></draw:frame></text:p>
          </table:table-cell>
        </table:table-row>
        <text:soft-page-break/>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2"><draw:frame draw:style-name="fr10" draw:name="graphics69" text:anchor-type="as-char" svg:width="2.9126in" svg:height="2.7508in" draw:z-index="32"><draw:image xlink:href="Pictures/10000201000001200000010810EE5803.png" xlink:type="simple" xlink:show="embed" xlink:actuate="onLoad"/></draw:frame></text:p>
          </table:table-cell>
        </table:table-row>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9"><draw:frame draw:style-name="fr10" draw:name="graphics70" text:anchor-type="as-char" svg:width="2.9126in" svg:height="2.7508in" draw:z-index="63"><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2"><draw:frame draw:style-name="fr10" draw:name="graphics71" text:anchor-type="as-char" svg:width="2.9189in" svg:height="2.7709in" draw:z-index="34"><draw:image xlink:href="Pictures/10000201000001220000010A5450DAC2.png" xlink:type="simple" xlink:show="embed" xlink:actuate="onLoad"/></draw:frame></text:p>
          </table:table-cell>
        </table:table-row>
      </table:table>
      <text:h text:style-name="OOoHeading_20_2" text:outline-level="3"><text:soft-page-break/><text:reference-mark-start text:name="Creating headers and footers"/>Creating Headers and Footers<text:reference-mark-end text:name="Creating headers and footers"/></text:h>
      <text:p text:style-name="P23">A header is an area that appears at the top of a page. A footer appears at the bottom of the page. Information such as page numbers inserted into a header or footer displays on every page of the document with that page style.</text:p>
      <text:p text:style-name="P12">To insert a header, choose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42554693" text:continue-list="list42551521" text:style-name="OOoNum_20_123">
        <text:list-item text:start-value="1">
          <text:p text:style-name="P54">Choose <text:span text:style-name="OOoMenuPath">File </text:span><text:span text:style-name="OOoMenuPath"><text:span text:style-name="T21">&gt;</text:span></text:span><text:span text:style-name="OOoMenuPath"> Properties </text:span><text:span text:style-name="OOoMenuPath"><text:span text:style-name="T21">&gt;</text:span></text:span><text:span text:style-name="OOoMenuPath"> Description</text:span> and type a title for your document.</text:p>
        </text:list-item>
        <text:list-item>
          <text:p text:style-name="P52">Add a header (<text:span text:style-name="OOoMenuPath">Insert </text:span><text:span text:style-name="OOoMenuPath"><text:span text:style-name="T21">&gt;</text:span></text:span><text:span text:style-name="OOoMenuPath"> Header </text:span><text:span text:style-name="OOoMenuPath"><text:span text:style-name="T21">&gt;</text:span></text:span><text:span text:style-name="OOoMenuPath"> Default</text:span>).</text:p>
        </text:list-item>
        <text:list-item>
          <text:p text:style-name="OOoNum_20_123_20_Cont.">Place the cursor in the header part of the page.</text:p>
        </text:list-item>
        <text:list-item>
          <text:p text:style-name="P52">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Title</text:span>. The title should appear on a gray background (which does not show when printed and can be turned off).</text:p>
        </text:list-item>
        <text:list-item>
          <text:p text:style-name="P58">To change the title for the whole document, go back to <text:span text:style-name="OOoMenuPath">File </text:span><text:span text:style-name="OOoMenuPath"><text:span text:style-name="T21">&gt;</text:span></text:span><text:span text:style-name="OOoMenuPath"> Properties and select the Description Tab</text:span>.</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42553498" text:continue-list="list4255469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2</text:reference-ref>.</text:p>
        </text:list-item>
        <text:list-item>
          <text:p text:style-name="P58">Place the cursor in the header or footer where you want the page number to appear and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42550611" text:continue-list="list42553498" text:style-name="OOoNum_20_123">
        <text:list-item text:start-value="1">
          <text:p text:style-name="OOoNum_20_123_20_Start">Type the word “page” and a space, then insert the page number as above.</text:p>
        </text:list-item>
        <text:list-item>
          <text:p text:style-name="P58">Press the space bar once, type the word “of” and a space, then choose <text:span text:style-name="OOoMenuPath">Insert </text:span><text:span text:style-name="OOoMenuPath"><text:span text:style-name="T21">&gt;</text:span></text:span><text:span text:style-name="OOoMenuPath"> Fields </text:span><text:span text:style-name="OOoMenuPath"><text:span text:style-name="T21">&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0">The Page Count field inserts the total number of pages in the document, as shown on the Statistics tab of the document’s Properties window (<text:span text:style-name="OOoMenuPath">File </text:span><text:span text:style-name="OOoMenuPath"><text:span text:style-name="T21">&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text:soft-page-break/>“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42557806" text:continue-list="list42550611" text:style-name="OOoNum_20_123">
        <text:list-item text:start-value="1">
          <text:p text:style-name="P55"><text:span text:style-name="OOoKeystroke"><text:span text:style-name="T9">Place the c</text:span></text:span>ursor in the first paragraph of the new page.</text:p>
        </text:list-item>
        <text:list-item>
          <text:p text:style-name="P52"><text:span text:style-name="OOoMenuPath"><text:span text:style-name="T5">Choose </text:span></text:span><text:span text:style-name="OOoMenuPath">Format </text:span><text:span text:style-name="OOoMenuPath"><text:span text:style-name="T21">&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19">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pan text:style-name="OOoStrongEmphasis">Method 2:</text:span></text:p>
      <text:list xml:id="list42554111" text:continue-list="list42557806" text:style-name="OOoNum_20_123">
        <text:list-item text:start-value="1">
          <text:p text:style-name="P54"><text:span text:style-name="OOoMenuPath">Insert </text:span><text:span text:style-name="OOoMenuPath"><text:span text:style-name="T21">&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rame50" text:anchor-type="as-char" svg:width="4.5661in" draw:z-index="64"><draw:text-box fo:min-height="2.4472in"><text:p text:style-name="P15"><draw:frame draw:style-name="fr10" draw:name="graphics72" text:anchor-type="as-char" svg:width="3.3335in" svg:height="2.2602in" draw:z-index="65"><draw:image xlink:href="Pictures/1000000000000140000000D9D06D8549.png" xlink:type="simple" xlink:show="embed" xlink:actuate="onLoad"/></draw:frame></text:p><text:p text:style-name="P15">Figure <text:sequence text:ref-name="refFigure21" text:name="Figure" text:formula="ooow:Figure+1" style:num-format="1">22</text:sequence>: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42552991" text:continue-list="list42558235"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ext:soft-page-break/>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42550535" text:continue-list="list42554111"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rame51" text:anchor-type="as-char" svg:width="2.3118in" draw:z-index="66"><draw:text-box fo:min-height="1.9in"><text:p text:style-name="P14"><draw:frame draw:style-name="fr10" draw:name="graphics73" text:anchor-type="as-char" svg:width="2.1673in" svg:height="1.6571in" draw:z-index="67"><draw:image xlink:href="Pictures/10000000000000D00000009F326E04A8.png" xlink:type="simple" xlink:show="embed" xlink:actuate="onLoad"/></draw:frame></text:p><text:p text:style-name="P14">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42555273" text:continue-list="list42550535"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4">To insert a comment in the text, place the cursor in the place the comment refers to and choose <text:span text:style-name="OOoMenuPath">Insert </text:span><text:span text:style-name="OOoMenuPath"><text:span text:style-name="T21">&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text:soft-page-break/><draw:frame draw:style-name="fr3" draw:name="Frame52" text:anchor-type="as-char" svg:width="4.9291in" draw:z-index="11"><draw:text-box fo:min-height="3.3181in"><text:p text:style-name="OOoFigureCaption"><draw:frame draw:style-name="fr27" draw:name="graphics74" text:anchor-type="paragraph" svg:x="0in" svg:y="0.0909in" svg:width="5.8535in" style:rel-width="100%" svg:height="3.5618in" style:rel-height="scale" draw:z-index="12"><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4">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2">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42560154" text:continue-list="list42555273"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2">Choose <text:span text:style-name="OOoMenuPath">Insert </text:span><text:span text:style-name="OOoMenuPath"><text:span text:style-name="T21">&gt;</text:span></text:span><text:span text:style-name="OOoMenuPath"> Indexes and Tables </text:span><text:span text:style-name="OOoMenuPath"><text:span text:style-name="T21">&gt;</text:span></text:span><text:span text:style-name="OOoMenuPath"> Indexes and Tables</text:span><text:span text:style-name="OOoDefault"><text:span text:style-name="T11">.</text:span></text:span></text:p>
        </text:list-item>
        <text:list-item>
          <text:p text:style-name="OOoNum_20_123_20_End"><text:soft-page-break/><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42569417" text:continue-list="list42560154" text:style-name="OOoNum_20_123">
        <text:list-item text:start-value="1">
          <text:p text:style-name="P5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0">If you cannot place your cursor in the table of contents, choose <text:span text:style-name="OOoMenuPath">Tools </text:span><text:span text:style-name="OOoMenuPath"><text:span text:style-name="T21">&gt;</text:span></text:span><text:span text:style-name="OOoMenuPath"> Options </text:span><text:span text:style-name="OOoMenuPath"><text:span text:style-name="T21">&gt;</text:span></text:span><text:span text:style-name="OOoMenuPath"> OpenOffice Writer </text:span><text:span text:style-name="OOoMenuPath"><text:span text:style-name="T21">&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text:change-start text:change-id="ct326790920"/>select<text:change-end text:change-id="ct326790920"/><text:change text:change-id="ct326790816"/><text:change-start text:change-id="ct326773760"/><office:annotation><dc:creator>Keith McKenna</dc:creator><dc:date>2022-06-15T22:15:58.67</dc:date><text:p text:style-name="P72"><text:span text:style-name="T24">Word repeated in the same paragraph.</text:span></text:p></office:annotation><text:change-end text:change-id="ct326773760"/><text:change text:change-id="ct326776464"/>.</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42570620" text:continue-list="list42552991"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8">From the main menu, choose<text:span text:style-name="OOoMenuPath"> Insert </text:span><text:span text:style-name="OOoMenuPath"><text:span text:style-name="T21">&gt;</text:span></text:span><text:span text:style-name="OOoMenuPath"> Table</text:span><text:span text:style-name="OOoMenuPath"><text:span text:style-name="T5">.</text:span></text:span></text:p>
        </text:list-item>
        <text:list-item text:start-value="1">
          <text:p text:style-name="OOoList_20_1_20_Cont."><text:soft-page-break/><text:span text:style-name="OOoMenuPath"><text:span text:style-name="T5">From the </text:span></text:span><text:span text:style-name="T14">main menu</text:span><text:span text:style-name="OOoMenuPath"><text:span text:style-name="T5">, choose </text:span></text:span><text:span text:style-name="OOoMenuPath"><text:span text:style-name="T1">Table </text:span></text:span><text:span text:style-name="OOoMenuPath"><text:span text:style-name="T22">&gt;</text:span></text:span><text:span text:style-name="OOoMenuPath"><text:span text:style-name="T1"> Insert </text:span></text:span><text:span text:style-name="OOoMenuPath"><text:span text:style-name="T22">&gt;</text:span></text:span><text:span text:style-name="OOoMenuPath"><text:span text:style-name="T1"> Table</text:span></text:span><text:span text:style-name="OOoMenuPath"><text:span text:style-name="T5">.</text:span></text:span></text:p>
        </text:list-item>
      </text:list>
      <text:list xml:id="list42554910" text:continue-list="list42570620" text:style-name="OOoBullets_20_1">
        <text:list-item>
          <text:p text:style-name="P65">Press <text:span text:style-name="OOoKeystroke">Ctrl+F12</text:span> on the keyboard.</text:p>
        </text:list-item>
        <text:list-item>
          <text:p text:style-name="P70">From the Standard toolbar, click the <text:span text:style-name="OOoMenuPath">Table</text:span> icon <draw:frame draw:style-name="fr28" draw:name="graphics75" text:anchor-type="as-char" svg:y="-0.2484in" svg:width="0.2917in" svg:height="0.2445in" draw:z-index="14"><draw:image xlink:href="Pictures/100000000000001C0000001C97F27B4F.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4">You can create a table from text, or convert a table to text, using <text:span text:style-name="OOoMenuPath">Table </text:span><text:span text:style-name="OOoMenuPath"><text:span text:style-name="T21">&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42561226" text:continue-list="list42569417"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2">Choose <text:span text:style-name="OOoMenuPath">Edit </text:span><text:span text:style-name="OOoMenuPath"><text:span text:style-name="T21">&gt;</text:span></text:span><text:span text:style-name="OOoMenuPath"> Copy</text:span> or press <text:span text:style-name="OOoKeystroke">Ctrl+C</text:span>.</text:p>
        </text:list-item>
        <text:list-item>
          <text:p text:style-name="P58">In the Writer document, choose <text:span text:style-name="OOoMenuPath">Edit </text:span><text:span text:style-name="OOoMenuPath"><text:span text:style-name="T21">&gt;</text:span></text:span><text:span text:style-name="OOoMenuPath"> Paste</text:span> or press <text:span text:style-name="OOoKeystroke">Ctrl+V</text:span>. The cell range is pasted as an object.</text:p>
        </text:list-item>
      </text:list>
      <text:p text:style-name="OOoTextBody_5f_ListIntro">Alternatively, you can open both the Calc and Writer documents and drag and drop the cells from Calc to Writer:</text:p>
      <text:list xml:id="list42552069" text:continue-list="list42561226"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42576846" text:continue-list="list42554910"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42578037"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42555193" text:continue-numbering="true" text:style-name="OOoBullets_20_1">
        <text:list-item>
          <text:p text:style-name="OOoList_20_1_20_End">Copy a chart from Calc or Writer into another document.</text:p>
        </text:list-item>
      </text:list>
      <text:p text:style-name="P25">These charts are snapshots of the data at the time of copying. They do not change when the source data changes.</text:p>
      <text:p text:style-name="OOoTextBody_5f_ListIntro">To create a chart based on the values in a Writer table:</text:p>
      <text:list xml:id="list42567617" text:continue-list="list42552069" text:style-name="OOoNum_20_123">
        <text:list-item text:start-value="1">
          <text:p text:style-name="OOoNum_20_123_20_Start">Click inside the Writer table.</text:p>
        </text:list-item>
        <text:list-item>
          <text:p text:style-name="P52"><text:soft-page-break/>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42565342" text:continue-list="list42567617" text:style-name="OOoNum_20_123">
        <text:list-item text:start-value="1">
          <text:p text:style-name="P54">If you have not selected any cells, choose <text:span text:style-name="OOoMenuPath">Insert </text:span><text:span text:style-name="OOoMenuPath"><text:span text:style-name="T21">&gt;</text:span></text:span><text:span text:style-name="OOoMenuPath"> Object </text:span><text:span text:style-name="OOoMenuPath"><text:span text:style-name="T21">&gt;</text:span></text:span><text:span text:style-name="OOoMenuPath"> Chart</text:span> to insert a chart with default data.</text:p>
        </text:list-item>
        <text:list-item>
          <text:p text:style-name="P58">You can change the default data values by double-clicking on the chart and then choosing <text:span text:style-name="OOoMenuPath">View </text:span><text:span text:style-name="OOoMenuPath"><text:span text:style-name="T21">&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42555867" text:continue-list="list42565342" text:style-name="OOoNum_20_123">
        <text:list-item text:start-value="1">
          <text:p text:style-name="OOoNum_20_123_20_Start">Click where you want to insert the file.</text:p>
        </text:list-item>
        <text:list-item>
          <text:p text:style-name="P52">Choose <text:span text:style-name="OOoMenuPath">Insert </text:span><text:span text:style-name="OOoMenuPath"><text:span text:style-name="T21">&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42547352" text:continue-numbering="true" text:style-name="OOoNum_20_123">
        <text:list-item>
          <text:p text:style-name="OOoNum_20_123_20_End">Click <text:span text:style-name="OOoMenuPath">Open</text:span>.</text:p>
        </text:list-item>
      </text:list>
      <text:p text:style-name="P4">Alternatively, you can choose <text:span text:style-name="OOoMenuPath">Tools </text:span><text:span text:style-name="OOoMenuPath"><text:span text:style-name="T21">&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42564408" text:continue-list="list42547352"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42552577" text:continue-numbering="true" text:style-name="OOoNum_20_123">
        <text:list-item>
          <text:p text:style-name="P56">The Media Playback toolbar is shown. Click <text:span text:style-name="OOoMenuPath">Play</text:span>.</text:p>
        </text:list-item>
      </text:list>
      <text:p text:style-name="OOoTextBody">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42575899" text:continue-list="list42555193"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soft-page-break/>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4">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1">&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1">Save versions that are stored as part of the original file. However, this method can cause problems with documents of non-trivial size or complexity, especially if you save a lot of versions. Avoid this method if you can.</text:p>
        </text:list-item>
      </text:list>
      <text:list xml:id="list42568988" text:continue-list="list42552577" text:style-name="OOoNum_20_123">
        <text:list-header>
          <text:p text:style-name="P50"/>
        </text:list-header>
      </text:list>
      <text:list xml:id="list42566692" text:continue-list="list48366935" text:style-name="OOoNum_20_123">
        <text:list-item>
          <text:p text:style-name="P57">Use Writer’s change marks (often called “red lines” or “<text:alphabetical-index-mark-start text:id="IMark924877320"/>revision marks<text:alphabetical-index-mark-end text:id="IMark924877320"/>”) to show where you have added or deleted material, or changed formatting.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Record</text:span>. Later, you or another person can review and accept or reject each change. Right-click on an individual change and choose <text:span text:style-name="OOoMenuPath">Accept Change</text:span> or <text:span text:style-name="OOoMenuPath">Reject Change</text:span> from the pop-up menu, or choose <text:span text:style-name="OOoMenuPath">Edit </text:span><text:span text:style-name="OOoMenuPath"><text:span text:style-name="T21">&gt;</text:span></text:span><text:span text:style-name="OOoMenuPath"> Changes </text:span><text:span text:style-name="OOoMenuPath"><text:span text:style-name="T21">&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Using Fields</text:h>
      <text:p text:style-name="P23">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 to date, by inserting links to other parts of the same document or to a different document:</text:p>
      <text:list xml:id="list1972775509" text:style-name="OOoBullets_20_1">
        <text:list-item>
          <text:p text:style-name="OOoList_20_1_20_Start">Hyperlinks</text:p>
        </text:list-item>
      </text:list>
      <text:list xml:id="list42553894" text:continue-list="list42575899"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42573636" text:continue-list="list42553894" text:style-name="OOoBullets_20_1">
        <text:list-item>
          <text:p text:style-name="OOoList_20_1_20_Cont."><text:soft-page-break/>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P61" text:outline-level="3">Using Hyperlinks</text:h>
      <text:p text:style-name="OOoTextBody_5f_ListIntro">The easiest way to insert a hyperlink to another part of the same document is by using the Navigator:</text:p>
      <text:list xml:id="list42557740" text:continue-list="list42568988" text:style-name="OOoNum_20_123">
        <text:list-item text:start-value="1">
          <text:p text:style-name="OOoNum_20_123_20_Start">Open the document containing the items you want to cross-reference.</text:p>
        </text:list-item>
        <text:list-item>
          <text:p text:style-name="P52">Open the Navigator by clicking its icon, going to the Navigator deck in the Sidebar, choosing <text:span text:style-name="OOoMenuPath">View </text:span><text:span text:style-name="OOoMenuPath"><text:span text:style-name="T21">&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You can also use the Hyperlink dialog to insert and modify hyperlinks within and between documents.</text:p>
      <text:p text:style-name="OOoFigure"><draw:frame draw:style-name="fr9" draw:name="Frame53" text:anchor-type="as-char" svg:y="-2.9098in" svg:width="3.7283in" draw:z-index="31"><draw:text-box fo:min-height="2.8283in"><text:p text:style-name="P44"><draw:frame draw:style-name="fr10" draw:name="graphics76" text:anchor-type="as-char" svg:width="3.7283in" svg:height="2.6091in" draw:z-index="42"><draw:image xlink:href="Pictures/100000000000019A0000011F3D7D1E23.png" xlink:type="simple" xlink:show="embed" xlink:actuate="onLoad"/></draw:frame></text:p><text:p text:style-name="P44">Figure <text:sequence text:ref-name="refFigure24" text:name="Figure" text:formula="ooow:Figure+1" style:num-format="1">25</text:sequence>: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text:soft-page-break/>numbers. The <text:span text:style-name="OOoEmphasis">Cross-references</text:span> tab of the Fields dialog lists some items, such as headings, <text:alphabetical-index-mark-start text:id="IMark924877944"/><text:alphabetical-index-mark-start text:id="IMark924877032" text:key1="fields"/>bookmarks<text:alphabetical-index-mark-end text:id="IMark924877032"/><text:alphabetical-index-mark-end text:id="IMark924877944"/>,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42562462" text:continue-list="list42557740" text:style-name="OOoNum_20_123">
        <text:list-item text:start-value="1">
          <text:p text:style-name="OOoNum_20_123_20_Start">In your document, place the cursor where you want the cross-reference to appear.</text:p>
        </text:list-item>
        <text:list-item>
          <text:p text:style-name="P52">If the Fields dialog is not open, click <text:span text:style-name="OOoMenuPath">Insert </text:span><text:span text:style-name="OOoMenuPath"><text:span text:style-name="T21">&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0">”</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draw:frame draw:style-name="fr3" draw:name="Frame54" text:anchor-type="as-char" svg:width="5.9098in" draw:z-index="43"><draw:text-box fo:min-height="4.8957in"><text:p text:style-name="P16"/><text:p text:style-name="P14"><draw:frame draw:style-name="fr29" draw:name="graphics77" text:anchor-type="paragraph" svg:width="5.8362in" svg:height="4.9673in" draw:z-index="68"><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soft-page-break/>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42563623" text:continue-list="list42562462" text:style-name="OOoNum_20_123">
        <text:list-item text:start-value="1">
          <text:p text:style-name="P54">Select the text you want to bookmark. Click <text:span text:style-name="OOoMenuPath"><text:span text:style-name="T3">Insert </text:span></text:span><text:span text:style-name="OOoMenuPath"><text:span text:style-name="T23">&gt;</text:span></text:span><text:span text:style-name="OOoMenuPath"><text:span text:style-name="T3"> Bookmark</text:span></text:span>.</text:p>
        </text:list-item>
        <text:list-item>
          <text:p text:style-name="OOoNum_20_123_20_End">On the <text:alphabetical-index-mark-start text:id="IMark924877992"/>Insert Bookmark dialog<text:alphabetical-index-mark-end text:id="IMark924877992"/>, the larger box lists any previously defined bookmarks. Type a name for this bookmark in the top box, and then click <text:span text:style-name="OOoMenuPath"><text:span text:style-name="T3">OK</text:span></text:span>.</text:p>
        </text:list-item>
      </text:list>
      <text:p text:style-name="P33"><draw:frame draw:style-name="fr3" draw:name="Frame55" text:anchor-type="as-char" svg:width="3.7189in" draw:z-index="52"><draw:text-box fo:min-height="2.1827in"><text:p text:style-name="OOoFigureCaption"><draw:frame draw:style-name="fr30" draw:name="graphics78" text:anchor-type="paragraph" svg:x="0.0016in" svg:y="0.0008in" svg:width="3.7189in" style:rel-width="100%" svg:height="2in" style:rel-height="scale" draw:z-index="57"><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Using Master Documents</text:h>
      <text:p text:style-name="P24">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42576563" text:continue-list="list42573636"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erif"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erif2"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erif1"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31</text:page-number></text:p>
      </style:footer>
      <style:footer-left>
        <text:p text:style-name="OOoFooter"><text:page-number text:select-page="current">32</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2-06-15T22:32:50.49</dc:date>
    <dc:creator>Keith McKenna</dc:creator>
    <meta:editing-duration>PT18H12M37S</meta:editing-duration>
    <meta:editing-cycles>126</meta:editing-cycles>
    <meta:generator>OpenOffice/4.1.12$Win32 OpenOffice.org_project/4112m1$Build-9809</meta:generator>
    <meta:document-statistic meta:table-count="28" meta:image-count="41" meta:object-count="0" meta:page-count="32" meta:paragraph-count="623" meta:word-count="9742" meta:character-count="5519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